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chorModifier.modifyArgument( Argument arg , Arguments ar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nchorModifier.addFormUrls( Document html , HTTPSampleResult result , HTTPSamplerBase config , List potentialLink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nchorModifier.addAnchorUrls( Document html , HTTPSampleResult result , HTTPSamplerBase config , List potentialLink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nchorModifier.Anchor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chorModifier.process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AnchorModifier.addConfigElement( ConfigElement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chorModifier.addFramesetUrls( Document html , HTTPSampleResult result , HTTPSamplerBase config , List potentialLink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